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83cm" svg:height="2.014cm" svg:x="3.728cm" svg:y="2.651cm">
          <text:p text:style-name="P1">draw board</text:p>
        </draw:rect>
        <draw:rect draw:style-name="gr1" draw:text-style-name="P1" draw:layer="layout" svg:width="6.096cm" svg:height="1.745cm" svg:x="3.728cm" svg:y="5.873cm">
          <text:p text:style-name="P1">place red piece</text:p>
        </draw:rect>
        <draw:rect draw:style-name="gr1" draw:text-style-name="P1" draw:layer="layout" svg:width="6.095cm" svg:height="1.611cm" svg:x="3.861cm" svg:y="12.72cm">
          <text:p text:style-name="P1">place black piece</text:p>
        </draw:rect>
        <draw:line draw:style-name="gr2" draw:text-style-name="P1" draw:layer="layout" svg:x1="6.643cm" svg:y1="4.665cm" svg:x2="6.643cm" svg:y2="5.873cm">
          <text:p/>
        </draw:line>
        <draw:line draw:style-name="gr2" draw:text-style-name="P1" draw:layer="layout" svg:x1="6.776cm" svg:y1="7.618cm" svg:x2="6.776cm" svg:y2="8.692cm">
          <text:p/>
        </draw:line>
        <draw:custom-shape draw:style-name="gr3" draw:text-style-name="P1" draw:layer="layout" svg:width="7.023cm" svg:height="2.417cm" svg:x="3.199cm" svg:y="8.692cm">
          <text:p text:style-name="P1">check if 5 in ro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" draw:id="id1" draw:layer="layout" svg:width="7.024cm" svg:height="2.417cm" svg:x="3.596cm" svg:y="15.942cm">
          <text:p text:style-name="P1">check if 5 in ro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643cm" svg:y1="11.109cm" svg:x2="6.643cm" svg:y2="12.72cm">
          <text:p/>
        </draw:line>
        <draw:line draw:style-name="gr2" draw:text-style-name="P1" draw:layer="layout" svg:x1="7.041cm" svg:y1="14.331cm" svg:x2="7.041cm" svg:y2="15.942cm">
          <text:p/>
        </draw:line>
        <draw:line draw:style-name="gr2" draw:text-style-name="P1" draw:layer="layout" svg:x1="10.221cm" svg:y1="9.901cm" svg:x2="12.606cm" svg:y2="9.901cm">
          <text:p/>
        </draw:line>
        <draw:line draw:style-name="gr2" draw:text-style-name="P1" draw:layer="layout" svg:x1="10.619cm" svg:y1="17.15cm" svg:x2="12.739cm" svg:y2="17.15cm">
          <text:p/>
        </draw:line>
        <draw:rect draw:style-name="gr1" draw:text-style-name="P1" draw:layer="layout" svg:width="4.77cm" svg:height="1.88cm" svg:x="12.74cm" svg:y="9.229cm">
          <text:p text:style-name="P1">red wins</text:p>
        </draw:rect>
        <draw:rect draw:style-name="gr1" draw:text-style-name="P1" draw:layer="layout" svg:width="4.77cm" svg:height="1.88cm" svg:x="12.74cm" svg:y="16.076cm">
          <text:p text:style-name="P1">black wins</text:p>
        </draw:rect>
        <draw:connector draw:style-name="gr4" draw:text-style-name="P1" draw:layer="layout" svg:x1="7.108cm" svg:y1="18.359cm" svg:x2="2.262cm" svg:y2="6.6cm" draw:start-shape="id1" draw:start-glue-point="6" svg:d="m7108 18359v501h-4846v-12260">
          <text:p/>
        </draw:connector>
        <draw:line draw:style-name="gr2" draw:text-style-name="P1" draw:layer="layout" svg:x1="2.27cm" svg:y1="6.544cm" svg:x2="3.728cm" svg:y2="6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7T15:32:55.27</meta:creation-date>
    <dc:date>2014-02-07T16:37:30.32</dc:date>
    <meta:editing-duration>PT33M24S</meta:editing-duration>
    <meta:editing-cycles>1</meta:editing-cycles>
    <meta:document-statistic meta:object-count="15"/>
    <meta:generator>OpenOffice.org/3.4.1$Win32 OpenOffice.org_project/341m1$Build-9593</meta:generator>
  </office:meta>
</office:document-meta>
</file>